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affichag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dure qui affiche le résultat final.</text:p>
                <text:p/>
              </text:list-item>
            </text:list>
          </draw:text-box>
        </draw:frame>
        <draw:frame draw:style-name="gr2" draw:layer="layout" svg:width="23.8cm" svg:height="3.095cm" svg:x="1.8cm" svg:y="9cm">
          <draw:text-box>
            <text:p><text:tab/>put("votre congruence pour : ");</text:p>
            <text:p><text:tab/>new_line;</text:p>
            <text:p><text:tab/>put(couple.value); put(" puissance "); put(couple.puiss); put(" congru "); put(couple.congru); put("[");put(couple.modulo);put("]"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draw:frame draw:style-name="gr3" draw:layer="layout" svg:width="26cm" svg:height="0.962cm" svg:x="0.8cm" svg:y="14cm">
          <draw:text-box>
            <text:p>Return val mod modulo 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On l'appelle uniquement si modulo &gt; 3</text:p>
              </text:list-item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draw:frame draw:style-name="standard" draw:layer="layout" svg:width="14.098cm" svg:height="0.971cm" svg:x="7.14cm" svg:y="10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2</text:p>
              </table:table-cell>
              <table:table-cell>
                <text:p>i-1</text:p>
              </table:table-cell>
              <table:table-cell>
                <text:p>i</text:p>
              </table:table-cell>
              <table:table-cell/>
              <table:table-cell>
                <text:p>Val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5.8cm" svg:height="4.517cm" svg:x="1.4cm" svg:y="13.4cm">
          <draw:text-box>
            <text:p>Si i = val-1 ⇒ * return true</text:p>
            <text:p>Si i &lt; val-1 ⇒ si val mod i/=0 ⇒ i++ ⇒ (h)</text:p>
            <text:p><text:tab/><text:tab/> <text:s text:c="3"/>⇒ si val mod i = 0 ⇒ * return false</text:p>
            <text:p/>
            <text:p>I:=2</text:p>
            <text:p>While i&lt;val-1 and then val mod i /= 0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rsion 0.1.2 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it</text:p>
              </text:list-item>
              <text:list-item>
                <text:p>Note prochaines versions : </text:p>
                <text:list>
                  <text:list-item>
                    <text:p>Fonction qui traite en multipliant la congruence par la val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1-03T07:18:08.206750626</dc:date>
    <meta:editing-duration>PT41M45S</meta:editing-duration>
    <meta:editing-cycles>16</meta:editing-cycles>
    <meta:generator>LibreOffice/4.2.6.3$Linux_X86_64 LibreOffice_project/420m0$Build-3</meta:generator>
    <dc:creator>public </dc:creator>
    <meta:document-statistic meta:object-count="58"/>
  </office:meta>
</office:document-meta>
</file>